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3D000068DE00000DEB7F4B225A.svm"/>
  <manifest:file-entry manifest:media-type="image/jpeg" manifest:full-path="Pictures/100000000000004000000040D3C0D57C.jpg"/>
  <manifest:file-entry manifest:media-type="image/jpeg" manifest:full-path="Pictures/1000000000000589000003CECB88BC4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ontent_20_Page-title">
      <style:graphic-properties fo:min-height="3.506cm"/>
    </style:style>
    <style:style style:name="pr2" style:family="presentation" style:parent-style-name="Content_20_Page-notes">
      <style:graphic-properties draw:fill-color="#ffffff" draw:auto-grow-height="true" fo:min-height="13.364cm"/>
    </style:style>
    <style:style style:name="pr3" style:family="presentation" style:parent-style-name="Content_20_Page-subtitle">
      <style:graphic-properties draw:fill-color="#ffffff" draw:auto-grow-height="true" fo:min-height="13.86cm"/>
    </style:style>
    <style:style style:name="pr4" style:family="presentation" style:parent-style-name="Content_20_Page-title">
      <style:graphic-properties draw:auto-grow-height="true" fo:min-height="0.715cm"/>
    </style:style>
    <style:style style:name="pr5" style:family="presentation" style:parent-style-name="Content_20_Page-outline1">
      <style:graphic-properties draw:auto-grow-height="true" fo:min-height="13.86cm"/>
    </style:style>
    <style:style style:name="pr6" style:family="presentation" style:parent-style-name="Content_20_Page-outline1">
      <style:graphic-properties fo:min-height="13.609cm"/>
    </style:style>
    <style:style style:name="pr7" style:family="presentation" style:parent-style-name="Content_20_Page-outline1">
      <style:graphic-properties fo:min-height="13.61cm"/>
    </style:style>
    <style:style style:name="P1" style:family="paragraph">
      <style:paragraph-properties fo:margin-left="0cm" fo:margin-right="0cm" fo:text-align="center" fo:text-indent="0cm"/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</office:automatic-styles>
  <office:body>
    <office:presentation>
      <draw:page draw:name="page1" draw:style-name="dp1" draw:master-page-name="Content_20_Page">
        <office:forms form:automatic-focus="false" form:apply-design-mode="false"/>
        <draw:frame presentation:style-name="pr1" draw:layer="layout" svg:width="21.468cm" svg:height="0.715cm" svg:x="1.92cm" svg:y="1.094cm" presentation:class="title">
          <draw:text-box>
            <text:p>Systematic Manual Tes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_20_Page" presentation:presentation-page-layout-name="AL1T0">
        <office:forms form:automatic-focus="false" form:apply-design-mode="false"/>
        <draw:frame presentation:style-name="pr3" draw:text-style-name="P1" draw:layer="layout" svg:width="24.113cm" svg:height="13.86cm" svg:x="1.949cm" svg:y="4.351cm" presentation:class="subtitle">
          <draw:text-box>
            <text:p text:style-name="P1"><text:span text:style-name="T1">Automated testing is the goal to aim for...</text:span></text:p>
            <text:p text:style-name="P1"/>
            <text:p text:style-name="P1"><text:span text:style-name="T1">but sometimes it gets in the way</text:span></text:p>
          </draw:text-box>
        </draw:frame>
        <draw:frame presentation:style-name="Content_20_Page-title" draw:layer="layout" svg:width="21.468cm" svg:height="0.715cm" svg:x="1.92cm" svg:y="1.094cm" presentation:class="title" presentation:user-transformed="true">
          <draw:text-box>
            <text:p>Automated testing is bett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Page" presentation:presentation-page-layout-name="AL2T1">
        <office:forms form:automatic-focus="false" form:apply-design-mode="false"/>
        <draw:frame presentation:style-name="pr4" draw:layer="layout" svg:width="21.468cm" svg:height="1.03cm" svg:x="1.92cm" svg:y="0.936cm" presentation:class="title">
          <draw:text-box>
            <text:p>Common difficult situations</text:p>
          </draw:text-box>
        </draw:frame>
        <draw:frame presentation:style-name="pr5" draw:text-style-name="P3" draw:layer="layout" svg:width="24.113cm" svg:height="13.86cm" svg:x="1.949cm" svg:y="4.351cm" presentation:class="outline" presentation:user-transformed="true">
          <draw:text-box>
            <text:list text:style-name="L2">
              <text:list-item>
                <text:p text:style-name="P3">Multiple <text:span text:style-name="T1">process</text:span> <text:span text:style-name="T1">bugs</text:span></text:p>
              </text:list-item>
              <text:list-item>
                <text:p text:style-name="P3"><text:span text:style-name="T1">Not test-friendly code base</text:span></text:p>
              </text:list-item>
              <text:list-item>
                <text:p text:style-name="P3"><text:span text:style-name="T1">Complex user interactions</text:span></text:p>
              </text:list-item>
              <text:list-item>
                <text:p text:style-name="P3"><text:span text:style-name="T1">Need</text:span> for <text:span text:style-name="T1">human</text:span> <text:span text:style-name="T1">eyes</text:span></text:p>
              </text:list-item>
              <text:list-item>
                <text:p text:style-name="P3"><text:span text:style-name="T1">Dead lines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Page" presentation:presentation-page-layout-name="AL1T0">
        <office:forms form:automatic-focus="false" form:apply-design-mode="false"/>
        <draw:frame presentation:style-name="pr3" draw:text-style-name="P4" draw:layer="layout" svg:width="24.113cm" svg:height="13.86cm" svg:x="1.949cm" svg:y="4.351cm" presentation:class="subtitle">
          <draw:text-box>
            <text:p text:style-name="P4"><text:span text:style-name="T1">Fix the bug and move on...</text:span></text:p>
          </draw:text-box>
        </draw:frame>
        <draw:frame presentation:style-name="Content_20_Page-title" draw:layer="layout" svg:width="21.468cm" svg:height="0.715cm" svg:x="1.92cm" svg:y="1.094cm" presentation:class="title" presentation:user-transformed="true">
          <draw:text-box>
            <text:p>Common rea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_20_Page" presentation:presentation-page-layout-name="AL1T0">
        <office:forms form:automatic-focus="false" form:apply-design-mode="false"/>
        <draw:frame presentation:style-name="pr3" draw:text-style-name="P5" draw:layer="layout" svg:width="24.113cm" svg:height="13.86cm" svg:x="1.949cm" svg:y="4.351cm" presentation:class="subtitle">
          <draw:text-box>
            <text:p text:style-name="P5"><text:span text:style-name="T1">Write a manual test for it</text:span></text:p>
          </draw:text-box>
        </draw:frame>
        <draw:frame presentation:style-name="Content_20_Page-title" draw:layer="layout" svg:width="21.468cm" svg:height="0.715cm" svg:x="1.92cm" svg:y="1.094cm" presentation:class="title" presentation:user-transformed="true">
          <draw:text-box>
            <text:p>Instead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_20_Page" presentation:presentation-page-layout-name="AL2T1">
        <office:forms form:automatic-focus="false" form:apply-design-mode="false"/>
        <draw:frame presentation:style-name="pr4" draw:layer="layout" svg:width="21.468cm" svg:height="1.03cm" svg:x="1.92cm" svg:y="0.936cm" presentation:class="title">
          <draw:text-box>
            <text:p>What is a manual test?</text:p>
          </draw:text-box>
        </draw:frame>
        <draw:frame presentation:style-name="pr6" draw:layer="layout" svg:width="24.113cm" svg:height="13.86cm" svg:x="1.949cm" svg:y="4.351cm" presentation:class="outline">
          <draw:text-box>
            <text:list text:style-name="L2">
              <text:list-item>
                <text:p text:style-name="P6">A <text:span text:style-name="T1">setup</text:span></text:p>
              </text:list-item>
              <text:list-item>
                <text:p text:style-name="P6"><text:span text:style-name="T1">A list of steps to perform</text:span></text:p>
              </text:list-item>
              <text:list-item>
                <text:p text:style-name="P6"><text:span text:style-name="T1">For each step, an expected resul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_20_Page" presentation:presentation-page-layout-name="AL2T1">
        <office:forms form:automatic-focus="false" form:apply-design-mode="false"/>
        <draw:frame presentation:style-name="pr1" draw:layer="layout" svg:width="21.468cm" svg:height="0.715cm" svg:x="1.92cm" svg:y="1.094cm" presentation:class="title">
          <draw:text-box>
            <text:p>Use for manual tests</text:p>
          </draw:text-box>
        </draw:frame>
        <draw:frame presentation:style-name="pr6" draw:layer="layout" svg:width="24.113cm" svg:height="13.86cm" svg:x="1.949cm" svg:y="4.351cm" presentation:class="outline">
          <draw:text-box>
            <text:list text:style-name="L2">
              <text:list-item>
                <text:p><text:span text:style-name="T1">Spot regressions on hard-to-automate bugs</text:span></text:p>
              </text:list-item>
              <text:list-item>
                <text:p><text:span text:style-name="T1">Gather holes in automated test coverage</text:span></text:p>
              </text:list-item>
              <text:list-item>
                <text:p><text:span text:style-name="T1">Cross-implementation testing</text:span><text:span text:style-name="T1"><text:line-break/></text:span><text:span text:style-name="T2">example: Unity 2D and 3D can share tes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_20_Page" presentation:presentation-page-layout-name="AL2T1">
        <office:forms form:automatic-focus="false" form:apply-design-mode="false"/>
        <draw:frame presentation:style-name="pr1" draw:layer="layout" svg:width="21.468cm" svg:height="0.715cm" svg:x="1.92cm" svg:y="1.094cm" presentation:class="title">
          <draw:text-box>
            <text:p>Sources of manual tests</text:p>
          </draw:text-box>
        </draw:frame>
        <draw:frame presentation:style-name="pr6" draw:layer="layout" svg:width="24.113cm" svg:height="13.86cm" svg:x="1.949cm" svg:y="4.351cm" presentation:class="outline">
          <draw:text-box>
            <text:list text:style-name="L2">
              <text:list-item>
                <text:p><text:span text:style-name="T1">Bugs you find</text:span></text:p>
              </text:list-item>
              <text:list-item>
                <text:p><text:span text:style-name="T1">Bug reports which come with steps to reproduce</text:span></text:p>
              </text:list-item>
              <text:list-item>
                <text:p><text:span text:style-name="T3">Design specif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_20_Page" presentation:presentation-page-layout-name="AL2T1">
        <office:forms form:automatic-focus="false" form:apply-design-mode="false"/>
        <draw:frame presentation:style-name="pr1" draw:layer="layout" svg:width="21.468cm" svg:height="0.715cm" svg:x="1.92cm" svg:y="1.094cm" presentation:class="title">
          <draw:text-box>
            <text:p>Writing effective manual tests</text:p>
          </draw:text-box>
        </draw:frame>
        <draw:frame presentation:style-name="pr6" draw:layer="layout" svg:width="24.113cm" svg:height="13.86cm" svg:x="1.949cm" svg:y="4.351cm" presentation:class="outline">
          <draw:text-box>
            <text:list text:style-name="L2">
              <text:list-item>
                <text:p><text:span text:style-name="T1">Minimize context switching</text:span><text:span text:style-name="T1"><text:line-break/></text:span><text:span text:style-name="T2">setUp() and tearDown() are costly!</text:span></text:p>
                <text:list>
                  <text:list-item>
                    <text:p><text:span text:style-name="T1">Group by component</text:span></text:p>
                  </text:list-item>
                  <text:list-item>
                    <text:p><text:span text:style-name="T1">Group by precondition</text:span></text:p>
                  </text:list-item>
                </text:list>
              </text:list-item>
              <text:list-item>
                <text:p><text:span text:style-name="T1">Write helper progra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_20_Page" presentation:presentation-page-layout-name="AL2T1">
        <office:forms form:automatic-focus="false" form:apply-design-mode="false"/>
        <draw:frame presentation:style-name="pr1" draw:layer="layout" svg:width="21.468cm" svg:height="0.715cm" svg:x="1.92cm" svg:y="1.094cm" presentation:class="title">
          <draw:text-box>
            <text:p>Running manual tests</text:p>
          </draw:text-box>
        </draw:frame>
        <draw:frame presentation:style-name="pr7" draw:layer="layout" svg:width="24.113cm" svg:height="13.86cm" svg:x="1.949cm" svg:y="4.351cm" presentation:class="outline">
          <draw:text-box>
            <text:list text:style-name="L2">
              <text:list-item>
                <text:p><text:span text:style-name="T1">Go through test files manually</text:span></text:p>
              </text:list-item>
              <text:list-item>
                <text:p><text:span text:style-name="T1">Use a Checkbox-like tool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_20_Page" presentation:presentation-page-layout-name="AL2T1">
        <office:forms form:automatic-focus="false" form:apply-design-mode="false"/>
        <draw:frame presentation:style-name="pr1" draw:layer="layout" svg:width="21.468cm" svg:height="0.715cm" svg:x="1.92cm" svg:y="1.094cm" presentation:class="title">
          <draw:text-box>
            <text:p>“But it does not scale!”</text:p>
          </draw:text-box>
        </draw:frame>
        <draw:frame presentation:style-name="pr7" draw:layer="layout" svg:width="24.113cm" svg:height="13.86cm" svg:x="1.949cm" svg:y="4.351cm" presentation:class="outline">
          <draw:text-box>
            <text:list text:style-name="L2">
              <text:list-item>
                <text:p><text:span text:style-name="T1">Refactor the code to make it possible to automate the test</text:span></text:p>
              </text:list-item>
              <text:list-item>
                <text:p><text:span text:style-name="T1">Use the community to run tests on their machin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style-name="Regular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line-height="150%" fo:text-align="start" fo:text-indent="-0.5cm">
        <style:tab-stops/>
      </style:paragraph-properties>
      <style:text-properties style:use-window-font-color="true" style:text-outline="false" style:text-line-through-style="none" fo:font-family="Ubuntu" style:font-style-name="Regular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style-name="Regular" style:font-pitch="variable" fo:font-size="44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Page-background" style:display-name="Content Page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ontent_20_Page-backgroundobjects" style:display-name="Content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t_20_Page-notes" style:display-name="Content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20_Page-outline1" style:display-name="Content Page-outline1" style:family="presentation">
      <style:graphic-properties draw:stroke="none" draw:fill="none">
        <text:list-style style:name="Content_20_Page-outline1" style:display-name="Content Page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332cm" fo:line-height="125%" fo:text-indent="0cm"/>
      <style:text-properties fo:color="#717073" style:text-outline="false" style:text-line-through-style="none" fo:font-family="Ubuntu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tent_20_Page-outline2" style:display-name="Content Page-outline2" style:family="presentation" style:parent-style-name="Content_20_Page-outline1">
      <style:paragraph-properties fo:margin-left="1cm" fo:margin-right="0cm" fo:margin-top="0cm" fo:margin-bottom="0.25cm" fo:line-height="125%" fo:text-indent="0cm"/>
      <style:text-properties fo:color="#717073" fo:font-family="Ubuntu" style:font-pitch="variable" fo:font-size="20pt" style:font-size-asian="18pt" style:font-size-complex="18pt"/>
    </style:style>
    <style:style style:name="Content_20_Page-outline3" style:display-name="Content Page-outline3" style:family="presentation" style:parent-style-name="Content_20_Page-outline2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4" style:display-name="Content Page-outline4" style:family="presentation" style:parent-style-name="Content_20_Page-outline3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5" style:display-name="Content Page-outline5" style:family="presentation" style:parent-style-name="Content_20_Page-outline4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6" style:display-name="Content Page-outline6" style:family="presentation" style:parent-style-name="Content_20_Page-outline5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7" style:display-name="Content Page-outline7" style:family="presentation" style:parent-style-name="Content_20_Page-outline6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8" style:display-name="Content Page-outline8" style:family="presentation" style:parent-style-name="Content_20_Page-outline7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9" style:display-name="Content Page-outline9" style:family="presentation" style:parent-style-name="Content_20_Page-outline8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subtitle" style:display-name="Content Page-subtitle" style:family="presentation">
      <style:graphic-properties draw:stroke="none" draw:fill="none" draw:textarea-vertical-align="middle">
        <text:list-style style:name="Content_20_Page-subtitle" style:display-name="Content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Ubuntu" style:font-style-name="Regular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-title" style:display-name="Content Pag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ntent_20_Page-title" style:display-name="Content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position="0% 100%" fo:font-family="Ubuntu" style:font-pitch="variable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1d001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_20_Page-backgroundobjects">
      <style:graphic-properties draw:stroke="none" svg:stroke-width="0cm" draw:marker-start-width="0.2cm" draw:marker-end-width="0.2cm" draw:fill="solid" draw:fill-color="#ffffff" draw:textarea-horizontal-align="center" draw:textarea-vertical-align="middle" fo:padding-top="0cm" fo:padding-bottom="0cm" fo:padding-left="0cm" fo:padding-right="0cm"/>
    </style:style>
    <style:style style:name="Mpr5" style:family="presentation" style:parent-style-name="Content_20_Page-backgroundobjects">
      <style:graphic-properties draw:stroke="none" draw:fill="none" fo:min-height="0.45cm"/>
    </style:style>
    <style:style style:name="Mpr6" style:family="presentation" style:parent-style-name="Content_20_Pag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ntent_20_P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24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text-align="start"/>
      <style:text-properties fo:font-size="10pt"/>
    </style:style>
    <style:style style:name="MP8" style:family="paragraph">
      <style:paragraph-properties fo:text-align="start"/>
      <style:text-properties fo:color="#570039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2953" fo:font-family="Ubuntu" style:font-pitch="variable" fo:font-size="10pt" style:font-size-asian="10pt" style:font-size-complex="10pt"/>
    </style:style>
    <style:style style:name="MT3" style:family="text">
      <style:text-properties fo:color="#706f73" fo:font-family="Ubuntu" style:font-pitch="variable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_20_Page" style:display-name="Content Page" style:page-layout-name="PM1" draw:style-name="Mdp2">
      <office:forms form:automatic-focus="false" form:apply-design-mode="false"/>
      <draw:frame draw:style-name="Mgr3" draw:text-style-name="MP4" draw:layer="backgroundobjects" svg:width="24.089cm" svg:height="16.487cm" svg:x="1.97cm" svg:y="2.72cm">
        <draw:image xlink:href="Pictures/1000000000000589000003CECB88BC47.jpg" xlink:type="simple" xlink:show="embed" xlink:actuate="onLoad">
          <text:p/>
        </draw:image>
      </draw:frame>
      <draw:rect presentation:style-name="Mpr4" draw:text-style-name="MP5" draw:layer="backgroundobjects" svg:width="24.371cm" svg:height="16.244cm" svg:x="1.845cm" svg:y="2.847cm">
        <text:p text:style-name="MP5"><text:s/></text:p>
      </draw:rect>
      <draw:frame draw:style-name="Mgr4" draw:text-style-name="MP6" draw:layer="backgroundobjects" svg:width="3.433cm" svg:height="0.453cm" svg:x="22.484cm" svg:y="19.726cm">
        <draw:image xlink:href="Pictures/2000003D000068DE00000DEB7F4B225A.svm" xlink:type="simple" xlink:show="embed" xlink:actuate="onLoad">
          <text:p text:style-name="MP6"><text:s/></text:p>
        </draw:image>
      </draw:frame>
      <draw:frame presentation:style-name="Content_20_Page-title" draw:layer="backgroundobjects" svg:width="21.468cm" svg:height="0.715cm" svg:x="1.92cm" svg:y="1.094cm" presentation:class="title" presentation:placeholder="true">
        <draw:text-box/>
      </draw:frame>
      <draw:frame presentation:style-name="Content_20_Page-outline1" draw:layer="backgroundobjects" svg:width="24.113cm" svg:height="13.86cm" svg:x="1.949cm" svg:y="4.351cm" presentation:class="outline" presentation:placeholder="true">
        <draw:text-box/>
      </draw:frame>
      <draw:frame draw:style-name="Mgr3" draw:text-style-name="MP4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presentation:style-name="Mpr5" draw:text-style-name="MP8" draw:layer="backgroundobjects" svg:width="13.637cm" svg:height="0.45cm" svg:x="1.948cm" svg:y="19.854cm">
        <draw:text-box>
          <text:p text:style-name="MP7"><text:span text:style-name="MT2"><text:page-number>&lt;number&gt;</text:page-number></text:span><text:span text:style-name="MT2"> <text:s/></text:span><text:span text:style-name="MT3">Presentation by Aurélien Gâteau</text:span></text:p>
        </draw:text-box>
      </draw:frame>
      <presentation:notes style:page-layout-name="PM0">
        <office:forms form:automatic-focus="false" form:apply-design-mode="false"/>
        <draw:page-thumbnail presentation:style-name="Content_20_Page-title" draw:layer="backgroundobjects" svg:width="14.848cm" svg:height="11.136cm" svg:x="3.075cm" svg:y="2.257cm" presentation:class="page"/>
        <draw:frame presentation:style-name="Content_20_Pag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6T22:25:14</meta:creation-date>
    <dc:date>2011-10-27T11:45:33</dc:date>
    <meta:editing-duration>PT2H35M36S</meta:editing-duration>
    <meta:editing-cycles>8</meta:editing-cycles>
    <meta:generator>LibreOffice/3.4$Unix LibreOffice_project/340m1$Build-302</meta:generator>
    <meta:document-statistic meta:object-count="77"/>
  </office:meta>
</office:document-meta>
</file>